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solid" draw:fill-color="#6666ff"/>
    </style:style>
    <style:style style:name="P2" style:family="paragraph">
      <loext:graphic-properties draw:fill="solid" draw:fill-color="#ff6600"/>
    </style:style>
    <style:style style:name="P3" style:family="paragraph">
      <loext:graphic-properties draw:fill="solid" draw:fill-color="#669900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33ff99"/>
    </style:style>
    <style:style style:name="P6" style:family="paragraph">
      <loext:graphic-properties draw:fill="solid" draw:fill-color="#99ff33"/>
    </style:style>
    <style:style style:name="P7" style:family="paragraph">
      <loext:graphic-properties draw:fill="solid" draw:fill-color="#99ff99"/>
    </style:style>
    <style:style style:name="P8" style:family="paragraph">
      <loext:graphic-properties draw:fill="solid" draw:fill-color="#ff0000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000000"/>
    </style:style>
    <style:style style:name="T1" style:family="text">
      <style:text-properties officeooo:rsid="001e5a7c"/>
    </style:style>
    <style:style style:name="gr1" style:family="graphic">
      <style:graphic-properties draw:stroke="solid" svg:stroke-color="#000000" draw:fill="solid" draw:fill-color="#6666ff" fo:min-height="2.328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solid" draw:fill-color="#ff6600" fo:min-height="2.8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solid" draw:fill-color="#669900" fo:min-height="6.5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fo:min-height="2.3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solid" draw:fill-color="#33ff99" fo:min-height="2.3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solid" draw:fill-color="#99ff33" fo:min-height="2.3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solid" draw:fill-color="#99ff99" fo:min-height="2.4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color="#000000" draw:fill="solid" draw:fill-color="#ff0000" fo:min-height="7.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000000" draw:textarea-horizontal-align="justify" draw:textarea-vertical-align="middle" draw:auto-grow-height="false" fo:min-height="0.212cm" fo:min-width="0.1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000000" draw:textarea-horizontal-align="justify" draw:textarea-vertical-align="middle" draw:auto-grow-height="false" fo:min-height="0.293cm" fo:min-width="0.1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000000" draw:textarea-horizontal-align="justify" draw:textarea-vertical-align="middle" draw:auto-grow-height="false" fo:min-height="0.212cm" fo:min-width="0.21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1" svg:width="3.387cm" svg:height="2.53cm" svg:x="0.827cm" svg:y="0.012cm"><draw:text-box><text:p><text:s text:c="3"/>EXCHANGE</text:p><text:p/><text:p># Code</text:p><text:p># Name</text:p></draw:text-box></draw:frame><draw:frame text:anchor-type="paragraph" draw:z-index="1" draw:style-name="gr2" draw:text-style-name="P2" svg:width="3.387cm" svg:height="2.885cm" svg:x="6.622cm" svg:y="0.039cm"><draw:text-box><text:p><text:s text:c="8"/>STOCK</text:p><text:p/><text:p>* Company code</text:p><text:p>* Exchange code</text:p><text:p># Stock symbol</text:p></draw:text-box></draw:frame><draw:frame text:anchor-type="paragraph" draw:z-index="2" draw:style-name="gr3" draw:text-style-name="P3" svg:width="3.387cm" svg:height="6.51cm" svg:x="12.178cm" svg:y="0.012cm"><draw:text-box><text:p><text:s text:c="10"/>PRICE</text:p><text:p/><text:p>* Stock code</text:p><text:p># Date</text:p><text:p/><text:p>^ Open</text:p><text:p>^ High</text:p><text:p>^ Low</text:p><text:p>^ Last</text:p><text:p>^ Close</text:p></draw:text-box></draw:frame><draw:frame text:anchor-type="paragraph" draw:z-index="3" draw:style-name="gr4" draw:text-style-name="P4" svg:width="3.387cm" svg:height="2.329cm" svg:x="6.754cm" svg:y="4.616cm"><draw:text-box><text:p/></draw:text-box></draw:frame><draw:frame text:anchor-type="paragraph" draw:z-index="4" draw:style-name="gr4" draw:text-style-name="P4" svg:width="3.387cm" svg:height="2.329cm" svg:x="6.754cm" svg:y="4.616cm"><draw:text-box><text:p/></draw:text-box></draw:frame><draw:frame text:anchor-type="paragraph" draw:z-index="5" draw:style-name="gr5" draw:text-style-name="P5" svg:width="3.387cm" svg:height="2.329cm" svg:x="6.754cm" svg:y="4.616cm"><draw:text-box><text:p><text:s text:c="5"/>COMPANY</text:p><text:p/><text:p># Code</text:p><text:p># Name</text:p></draw:text-box></draw:frame><draw:frame text:anchor-type="paragraph" draw:z-index="6" draw:style-name="gr6" draw:text-style-name="P6" svg:width="3.387cm" svg:height="2.329cm" svg:x="9.32cm" svg:y="8.373cm"><draw:text-box><text:p><text:s text:c="6"/>INDUSTRY</text:p><text:p/><text:p># Name</text:p><text:p># Code</text:p></draw:text-box></draw:frame><draw:frame text:anchor-type="paragraph" draw:z-index="7" draw:style-name="gr7" draw:text-style-name="P7" svg:width="3.387cm" svg:height="2.488cm" svg:x="4.637cm" svg:y="8.32cm"><draw:text-box><text:p><text:s text:c="6"/>SECTOR</text:p><text:p/><text:p># Name</text:p><text:p># Code</text:p></draw:text-box></draw:frame><draw:frame text:anchor-type="paragraph" draw:z-index="8" draw:style-name="gr8" draw:text-style-name="P8" svg:width="4.552cm" svg:height="7.25cm" svg:x="-0.76cm" svg:y="3.637cm"><draw:text-box><text:p>COMPANY FINANCIAL</text:p><text:p/><text:p>* Company code</text:p><text:p># Date</text:p><text:p/><text:p>^ Equity paid</text:p><text:p>^ Net sales</text:p><text:p>^ PAT</text:p><text:p>^ PBIDT</text:p><text:p>^ Debt equity ratio</text:p><text:p>^ PBITM(%)</text:p></draw:text-box></draw:frame><draw:line text:anchor-type="paragraph" draw:z-index="9" draw:name="Shape1" draw:style-name="gr9" draw:text-style-name="P9" svg:x1="8.315cm" svg:y1="2.923cm" svg:x2="8.341cm" svg:y2="4.616cm"><text:p/></draw:line><draw:line text:anchor-type="paragraph" draw:z-index="10" draw:name="Shape2" draw:style-name="gr9" draw:text-style-name="P9" svg:x1="10.008cm" svg:y1="1.415cm" svg:x2="12.178cm" svg:y2="1.441cm"><text:p/></draw:line><draw:line text:anchor-type="paragraph" draw:z-index="11" draw:name="Shape3" draw:style-name="gr9" draw:text-style-name="P9" svg:x1="4.214cm" svg:y1="1.229cm" svg:x2="6.622cm" svg:y2="1.282cm"><text:p/></draw:line><draw:line text:anchor-type="paragraph" draw:z-index="12" draw:name="Shape4" draw:style-name="gr9" draw:text-style-name="P9" svg:x1="7.071cm" svg:y1="6.944cm" svg:x2="7.071cm" svg:y2="8.32cm"><text:p/></draw:line><draw:line text:anchor-type="paragraph" draw:z-index="13" draw:name="Shape5" draw:style-name="gr9" draw:text-style-name="P9" svg:x1="9.823cm" svg:y1="6.944cm" svg:x2="9.823cm" svg:y2="8.373cm"><text:p/></draw:line><draw:line text:anchor-type="paragraph" draw:z-index="14" draw:name="Shape6" draw:style-name="gr9" draw:text-style-name="P9" svg:x1="3.791cm" svg:y1="5.939cm" svg:x2="6.754cm" svg:y2="5.939cm"><text:p/></draw:line><draw:custom-shape text:anchor-type="paragraph" draw:z-index="15" draw:name="Shape7" draw:style-name="gr10" draw:text-style-name="P10" svg:width="0.371cm" svg:height="0.424cm" svg:x="4.426cm" svg:y="1.044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6" draw:name="Shape8" draw:style-name="gr11" draw:text-style-name="P10" svg:width="0.318cm" svg:height="0.583cm" svg:x="6.278cm" svg:y="5.648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7" draw:name="Shape9" draw:style-name="gr12" draw:text-style-name="P10" svg:width="0.424cm" svg:height="0.424cm" svg:x="10.194cm" svg:y="1.177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30"/><text:span text:style-name="T1"># PRIMARY KEY</text:span></text:p>
      <text:p text:style-name="Standard"><text:s text:c="130"/>* <text:span text:style-name="T1">FOREIGN KEY</text:span></text:p>
      <text:p text:style-name="Standard"><text:s text:c="130"/><text:span text:style-name="T1">^ OTHER </text:span></text:p>
      <text:p text:style-name="Standard"><text:s text:c="133"/><text:span text:style-name="T1">ATTRIBUTES</text:span></text:p>
      <text:p text:style-name="Standard"><text:s text:c="140"/></text:p>
      <text:p text:style-name="Standard"/>
      <text:p text:style-name="Standard"/>
      <text:p text:style-name="Standard"/>
      <text:p text:style-name="Standard"><text:s text:c="1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8:09:01.237495049</meta:creation-date>
    <dc:date>2018-01-08T18:45:04.229671163</dc:date>
    <meta:editing-duration>PT9M1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9" meta:character-count="832" meta:non-whitespace-character-count="38"/>
  </office:meta>
</office:document-meta>
</file>